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ohit Devanagari" svg:font-family="'Lohit Devanagari'"/>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0992in" fo:margin-right="0in" fo:margin-top="0.0008in" fo:margin-bottom="0in" style:contextual-spacing="false" fo:text-align="start" style:justify-single-word="false" fo:text-indent="0in" style:auto-text-indent="false"/>
      <style:text-properties style:text-underline-style="solid" style:text-underline-width="auto" style:text-underline-color="font-color"/>
    </style:style>
    <style:style style:name="P2" style:family="paragraph" style:parent-style-name="Text_20_body">
      <style:paragraph-properties fo:margin-left="0.0992in" fo:margin-right="0in" fo:text-indent="0in" style:auto-text-indent="false"/>
      <style:text-properties style:text-underline-style="solid" style:text-underline-width="auto" style:text-underline-color="font-color" fo:font-weight="bold" officeooo:rsid="002111ea" officeooo:paragraph-rsid="002221a6" style:font-weight-asian="bold" style:font-weight-complex="bold"/>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Heading_20_2">
      <style:paragraph-properties fo:margin-left="0.2661in" fo:margin-right="0in" fo:margin-top="0in" fo:margin-bottom="0in" style:contextual-spacing="false" fo:line-height="100%" fo:text-align="start" style:justify-single-word="false" fo:text-indent="-0.1665in" style:auto-text-indent="false">
        <style:tab-stops>
          <style:tab-stop style:position="0.2661in"/>
        </style:tab-stops>
      </style:paragraph-properties>
    </style:style>
    <style:style style:name="P5" style:family="paragraph" style:parent-style-name="Heading_20_2">
      <style:paragraph-properties fo:margin-left="0.2661in" fo:margin-right="0in" fo:margin-top="0.0008in" fo:margin-bottom="0in" style:contextual-spacing="false" fo:line-height="100%" fo:text-align="start" style:justify-single-word="false" fo:text-indent="-0.1665in" style:auto-text-indent="false">
        <style:tab-stops>
          <style:tab-stop style:position="0.2661in"/>
        </style:tab-stops>
      </style:paragraph-properties>
    </style:style>
    <style:style style:name="P6" style:family="paragraph" style:parent-style-name="Heading_20_2">
      <style:paragraph-properties fo:margin-top="0.1917in" fo:margin-bottom="0in" style:contextual-spacing="false"/>
    </style:style>
    <style:style style:name="P7" style:family="paragraph" style:parent-style-name="Heading_20_2">
      <style:paragraph-properties fo:margin-top="0.0008in" fo:margin-bottom="0in" style:contextual-spacing="false"/>
    </style:style>
    <style:style style:name="P8" style:family="paragraph" style:parent-style-name="Heading_20_2">
      <style:paragraph-properties fo:margin-top="0.1866in" fo:margin-bottom="0in" style:contextual-spacing="false"/>
      <style:text-properties officeooo:paragraph-rsid="002111ea"/>
    </style:style>
    <style:style style:name="P9" style:family="paragraph" style:parent-style-name="Text_20_body">
      <style:paragraph-properties fo:margin-left="0.0992in" fo:margin-right="0.2528in" fo:margin-top="0.1917in" fo:margin-bottom="0in" style:contextual-spacing="false" fo:text-indent="0in" style:auto-text-indent="false"/>
      <style:text-properties officeooo:paragraph-rsid="002111ea"/>
    </style:style>
    <style:style style:name="P10" style:family="paragraph" style:parent-style-name="Text_20_body">
      <style:text-properties officeooo:paragraph-rsid="002111ea"/>
    </style:style>
    <style:style style:name="P11" style:family="paragraph" style:parent-style-name="Table_20_Contents">
      <style:paragraph-properties fo:margin-top="0.0535in" fo:margin-bottom="0in" style:contextual-spacing="false"/>
      <style:text-properties style:font-name="Times New Roman1" fo:font-size="14pt" style:text-underline-style="none" fo:font-weight="bold" officeooo:rsid="0022dcd5" officeooo:paragraph-rsid="002221a6" style:font-size-asian="14pt" style:font-weight-asian="bold" style:font-size-complex="14pt" style:font-weight-complex="bold"/>
    </style:style>
    <style:style style:name="P12" style:family="paragraph" style:parent-style-name="Table_20_Contents">
      <style:paragraph-properties fo:margin-top="0.0535in" fo:margin-bottom="0in" style:contextual-spacing="false"/>
      <style:text-properties style:font-name="Times New Roman1" fo:font-size="14pt" style:text-underline-style="none" fo:font-weight="normal" officeooo:rsid="001f0fb4" officeooo:paragraph-rsid="002221a6" style:font-size-asian="14pt" style:font-weight-asian="normal" style:font-size-complex="14pt" style:font-weight-complex="normal"/>
    </style:style>
    <style:style style:name="P13" style:family="paragraph" style:parent-style-name="Text_20_body">
      <style:paragraph-properties fo:margin-left="0.0992in" fo:margin-right="0in" fo:margin-top="0in" fo:margin-bottom="0in" style:contextual-spacing="false" fo:text-align="start" style:justify-single-word="false" fo:text-indent="0in" style:auto-text-indent="false"/>
      <style:text-properties style:font-name="Times New Roman1" fo:font-size="13pt" fo:letter-spacing="-0.0016in" fo:font-weight="bold" officeooo:rsid="0022de22" officeooo:paragraph-rsid="0022de22" style:font-size-asian="13pt" style:font-weight-asian="bold" style:font-size-complex="13pt" style:font-weight-complex="bold"/>
    </style:style>
    <style:style style:name="P14" style:family="paragraph" style:parent-style-name="Table_20_Contents">
      <style:paragraph-properties fo:margin-left="0.0992in" fo:margin-right="0in" fo:margin-top="0in" fo:margin-bottom="0in" style:contextual-spacing="false" fo:text-align="start" style:justify-single-word="false" fo:text-indent="0in" style:auto-text-indent="false"/>
      <style:text-properties style:font-name="Times New Roman1" fo:font-size="13pt" fo:letter-spacing="-0.0016in" style:text-underline-style="none" fo:font-weight="normal" officeooo:rsid="005e10f7" officeooo:paragraph-rsid="003ceec0" style:font-size-asian="13pt" style:font-weight-asian="normal" style:font-size-complex="13pt" style:font-weight-complex="normal"/>
    </style:style>
    <style:style style:name="P15" style:family="paragraph" style:parent-style-name="Table_20_Contents">
      <style:paragraph-properties fo:margin-left="0.0992in" fo:margin-right="0in" fo:margin-top="0in" fo:margin-bottom="0in" style:contextual-spacing="false" fo:text-align="start" style:justify-single-word="false" fo:text-indent="0in" style:auto-text-indent="false"/>
      <style:text-properties style:font-name="Times New Roman1" officeooo:rsid="0022de22" officeooo:paragraph-rsid="003ceec0"/>
    </style:style>
    <style:style style:name="P1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Times New Roman1" style:text-underline-style="none" officeooo:rsid="002111ea" officeooo:paragraph-rsid="003ceec0"/>
    </style:style>
    <style:style style:name="P1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Times New Roman1" fo:font-size="12pt" fo:letter-spacing="-0.0016in" style:text-underline-style="none" fo:font-weight="bold" officeooo:rsid="0023c7f4" officeooo:paragraph-rsid="003ceec0" style:font-size-asian="12pt" style:font-weight-asian="bold" style:font-size-complex="13pt" style:font-weight-complex="bold"/>
    </style:style>
    <style:style style:name="P18" style:family="paragraph" style:parent-style-name="Text_20_body">
      <style:paragraph-properties fo:margin-left="0.0992in" fo:margin-right="0in" fo:text-indent="0in" style:auto-text-indent="false"/>
    </style:style>
    <style:style style:name="P19" style:family="paragraph" style:parent-style-name="Text_20_body">
      <style:paragraph-properties fo:margin-left="0.0992in" fo:margin-right="0in" fo:margin-top="0.1917in" fo:margin-bottom="0in" style:contextual-spacing="false" fo:text-indent="0in" style:auto-text-indent="false"/>
    </style:style>
    <style:style style:name="P20" style:family="paragraph" style:parent-style-name="Text_20_body">
      <style:text-properties fo:font-weight="bold" style:font-weight-asian="bold"/>
    </style:style>
    <style:style style:name="P21" style:family="paragraph" style:parent-style-name="Text_20_body">
      <style:paragraph-properties fo:margin-left="0.0992in" fo:margin-right="0.0752in" fo:text-indent="0in" style:auto-text-indent="false"/>
    </style:style>
    <style:style style:name="P22" style:family="paragraph" style:parent-style-name="Text_20_body">
      <style:paragraph-properties fo:margin-left="0.0992in" fo:margin-right="0in" fo:text-indent="0in" style:auto-text-indent="false"/>
      <style:text-properties officeooo:rsid="002111ea" officeooo:paragraph-rsid="002111ea"/>
    </style:style>
    <style:style style:name="P23" style:family="paragraph" style:parent-style-name="Text_20_body">
      <style:paragraph-properties fo:margin-left="0.0992in" fo:margin-right="0in" fo:text-indent="0in" style:auto-text-indent="false"/>
      <style:text-properties officeooo:rsid="002111ea" officeooo:paragraph-rsid="002221a6"/>
    </style:style>
    <style:style style:name="P24" style:family="paragraph" style:parent-style-name="Text_20_body">
      <style:paragraph-properties fo:margin-left="0.0992in" fo:margin-right="0in" fo:text-indent="0in" style:auto-text-indent="false"/>
      <style:text-properties officeooo:rsid="002111ea" officeooo:paragraph-rsid="0022de22"/>
    </style:style>
    <style:style style:name="P25" style:family="paragraph" style:parent-style-name="Text_20_body">
      <style:paragraph-properties fo:margin-left="0.0992in" fo:margin-right="0in" fo:text-indent="0in" style:auto-text-indent="false"/>
      <style:text-properties officeooo:rsid="002111ea" officeooo:paragraph-rsid="002b2352"/>
    </style:style>
    <style:style style:name="P26" style:family="paragraph" style:parent-style-name="Text_20_body">
      <style:paragraph-properties fo:margin-left="0.0992in" fo:margin-right="0in" fo:text-indent="0in" style:auto-text-indent="false"/>
      <style:text-properties officeooo:paragraph-rsid="002221a6"/>
    </style:style>
    <style:style style:name="P27" style:family="paragraph" style:parent-style-name="Text_20_body">
      <style:paragraph-properties fo:margin-left="0.0992in" fo:margin-right="0in" fo:margin-top="0in" fo:margin-bottom="0in" style:contextual-spacing="false" fo:line-height="0.2071in" fo:text-align="start" style:justify-single-word="false" fo:text-indent="0in" style:auto-text-indent="false"/>
      <style:text-properties fo:font-size="13pt" fo:letter-spacing="-0.0016in" fo:font-weight="normal" officeooo:rsid="002111ea" officeooo:paragraph-rsid="0022de22" style:font-size-asian="13pt" style:font-weight-asian="normal" style:font-weight-complex="normal"/>
    </style:style>
    <style:style style:name="P28" style:family="paragraph" style:parent-style-name="Text_20_body">
      <style:text-properties fo:font-size="13pt" fo:letter-spacing="-0.0016in" fo:font-weight="normal" officeooo:rsid="002111ea" style:font-size-asian="13pt" style:font-weight-asian="normal" style:font-weight-complex="normal"/>
    </style:style>
    <style:style style:name="P29" style:family="paragraph" style:parent-style-name="Text_20_body">
      <style:paragraph-properties fo:margin-left="0.0992in" fo:margin-right="0in" fo:margin-top="0.0728in" fo:margin-bottom="0in" style:contextual-spacing="false" fo:text-indent="0in" style:auto-text-indent="false"/>
      <style:text-properties officeooo:rsid="002970a2" officeooo:paragraph-rsid="002970a2"/>
    </style:style>
    <style:style style:name="P30" style:family="paragraph" style:parent-style-name="Text_20_body">
      <style:paragraph-properties fo:margin-left="0.0992in" fo:margin-right="0in" fo:text-indent="0in" style:auto-text-indent="false"/>
      <style:text-properties officeooo:paragraph-rsid="002970a2"/>
    </style:style>
    <style:style style:name="P31" style:family="paragraph" style:parent-style-name="Text_20_body">
      <style:paragraph-properties fo:margin-left="0.0992in" fo:margin-right="0in" fo:margin-top="0.0398in" fo:margin-bottom="0.1366in" style:contextual-spacing="false" fo:text-align="start" style:justify-single-word="false" fo:text-indent="0in" style:auto-text-indent="false" style:writing-mode="lr-tb"/>
      <style:text-properties officeooo:paragraph-rsid="002b2352"/>
    </style:style>
    <style:style style:name="P32" style:family="paragraph" style:parent-style-name="Text_20_body">
      <style:paragraph-properties fo:margin-left="0.0992in" fo:margin-right="0in" fo:text-align="start" style:justify-single-word="false" fo:text-indent="0in" style:auto-text-indent="false" style:writing-mode="lr-tb"/>
      <style:text-properties officeooo:paragraph-rsid="002b2352"/>
    </style:style>
    <style:style style:name="P33" style:family="paragraph" style:parent-style-name="Text_20_body">
      <style:paragraph-properties fo:margin-left="0.0992in" fo:margin-right="0in" fo:text-align="start" style:justify-single-word="false" fo:text-indent="0in" style:auto-text-indent="false" style:writing-mode="lr-tb"/>
      <style:text-properties fo:font-size="12pt" officeooo:paragraph-rsid="002b2352" style:font-size-asian="12pt" style:font-size-complex="12pt"/>
    </style:style>
    <style:style style:name="P3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rsid="0022de22" officeooo:paragraph-rsid="0022de22"/>
    </style:style>
    <style:style style:name="P35" style:family="paragraph" style:parent-style-name="Text_20_body">
      <style:paragraph-properties fo:margin-left="0.0992in" fo:margin-right="0in" fo:text-indent="0in" style:auto-text-indent="false"/>
      <style:text-properties style:text-underline-style="none" fo:font-weight="bold" officeooo:rsid="002111ea" officeooo:paragraph-rsid="002221a6" style:font-weight-asian="bold" style:font-weight-complex="bold"/>
    </style:style>
    <style:style style:name="P36" style:family="paragraph" style:parent-style-name="Text_20_body">
      <style:paragraph-properties fo:margin-left="0.0992in" fo:margin-right="0in" fo:text-align="start" style:justify-single-word="false" fo:text-indent="0in" style:auto-text-indent="false" style:writing-mode="lr-tb"/>
      <style:text-properties style:font-name="Times new roman" fo:font-size="12pt" fo:letter-spacing="-0.0016in" officeooo:paragraph-rsid="002b2352" style:font-size-asian="12pt" style:font-size-complex="12pt"/>
    </style:style>
    <style:style style:name="P37" style:family="paragraph" style:parent-style-name="Text_20_body">
      <style:paragraph-properties fo:margin-left="0.0992in" fo:margin-right="0in" fo:text-align="start" style:justify-single-word="false" fo:text-indent="0in" style:auto-text-indent="false" style:writing-mode="lr-tb"/>
      <style:text-properties style:font-name="Times new roman" fo:font-size="12pt" fo:letter-spacing="-0.0016in" fo:font-weight="normal" officeooo:paragraph-rsid="002b2352" style:font-size-asian="12pt" style:font-weight-asian="normal" style:font-size-complex="12pt" style:font-weight-complex="normal"/>
    </style:style>
    <style:style style:name="P38" style:family="paragraph" style:parent-style-name="Text_20_body">
      <style:paragraph-properties fo:margin-left="0.0992in" fo:margin-right="0in" fo:margin-top="0.0398in" fo:margin-bottom="0.1366in" style:contextual-spacing="false" fo:text-align="start" style:justify-single-word="false" fo:text-indent="0in" style:auto-text-indent="false" style:writing-mode="lr-tb"/>
      <style:text-properties style:font-name="Times new roman" fo:font-size="12pt" fo:letter-spacing="-0.0016in" fo:font-weight="normal" officeooo:paragraph-rsid="002b2352" style:font-size-asian="12pt" style:font-weight-asian="normal" style:font-size-complex="12pt" style:font-weight-complex="normal"/>
    </style:style>
    <style:style style:name="P39" style:family="paragraph" style:parent-style-name="Text_20_body">
      <style:paragraph-properties fo:margin-left="0.0992in" fo:margin-right="0in" fo:text-align="start" style:justify-single-word="false" fo:text-indent="0in" style:auto-text-indent="false" style:writing-mode="lr-tb"/>
      <style:text-properties style:font-name="Times new roman" fo:font-size="12pt" officeooo:paragraph-rsid="002b2352" style:font-size-asian="12pt" style:font-size-complex="12pt"/>
    </style:style>
    <style:style style:name="P40" style:family="paragraph" style:parent-style-name="Table_20_Contents" style:master-page-name="Standard">
      <style:paragraph-properties fo:margin-top="0.0535in" fo:margin-bottom="0in" style:contextual-spacing="false" style:page-number="auto"/>
      <style:text-properties style:font-name="Times New Roman1" fo:font-size="14pt" style:text-underline-style="none" fo:font-weight="bold" officeooo:rsid="0022dcd5" officeooo:paragraph-rsid="002221a6" style:font-size-asian="14pt" style:font-weight-asian="bold" style:font-size-complex="14pt" style:font-weight-complex="bold"/>
    </style:style>
    <style:style style:name="P41" style:family="paragraph" style:parent-style-name="Heading_20_2" style:list-style-name="WWNum1">
      <style:paragraph-properties fo:margin-left="0.2661in" fo:margin-right="0in" fo:margin-top="0.1909in" fo:margin-bottom="0in" style:contextual-spacing="false" fo:line-height="100%" fo:text-align="start" style:justify-single-word="false" fo:text-indent="-0.1665in" style:auto-text-indent="false">
        <style:tab-stops>
          <style:tab-stop style:position="0.2661in"/>
        </style:tab-stops>
      </style:paragraph-properties>
      <style:text-properties style:text-underline-style="solid" style:text-underline-width="auto" style:text-underline-color="font-color"/>
    </style:style>
    <style:style style:name="P42" style:family="paragraph" style:parent-style-name="Heading_20_2" style:list-style-name="WWNum1">
      <style:paragraph-properties fo:margin-left="0.2661in" fo:margin-right="0in" fo:margin-top="0in" fo:margin-bottom="0in" style:contextual-spacing="false" fo:line-height="100%" fo:text-align="start" style:justify-single-word="false" fo:text-indent="-0.1665in" style:auto-text-indent="false">
        <style:tab-stops>
          <style:tab-stop style:position="0.2661in"/>
        </style:tab-stops>
      </style:paragraph-properties>
      <style:text-properties style:text-underline-style="solid" style:text-underline-width="auto" style:text-underline-color="font-color"/>
    </style:style>
    <style:style style:name="P43" style:family="paragraph" style:parent-style-name="Heading_20_2" style:list-style-name="WWNum1">
      <style:paragraph-properties fo:margin-left="0.0992in" fo:margin-right="0in" fo:margin-top="0.1811in" fo:margin-bottom="0in" style:contextual-spacing="false" fo:line-height="100%" fo:text-align="start" style:justify-single-word="false" fo:text-indent="0in" style:auto-text-indent="false">
        <style:tab-stops>
          <style:tab-stop style:position="0.2661in"/>
        </style:tab-stops>
      </style:paragraph-properties>
      <style:text-properties officeooo:paragraph-rsid="0031a703"/>
    </style:style>
    <style:style style:name="P44" style:family="paragraph" style:parent-style-name="Heading_20_2" style:list-style-name="WWNum1">
      <style:paragraph-properties fo:margin-left="0.0992in" fo:margin-right="0in" fo:margin-top="0.1917in" fo:margin-bottom="0in" style:contextual-spacing="false" fo:line-height="100%" fo:text-align="start" style:justify-single-word="false" fo:text-indent="0in" style:auto-text-indent="false">
        <style:tab-stops>
          <style:tab-stop style:position="0.2626in"/>
        </style:tab-stops>
      </style:paragraph-properties>
    </style:style>
    <style:style style:name="P45" style:family="paragraph" style:parent-style-name="Heading_20_2" style:list-style-name="WWNum1">
      <style:paragraph-properties fo:margin-left="0.0992in" fo:margin-right="0in" fo:margin-top="0.1811in" fo:margin-bottom="0in" style:contextual-spacing="false" fo:line-height="100%" fo:text-align="start" style:justify-single-word="false" fo:text-indent="0in" style:auto-text-indent="false">
        <style:tab-stops>
          <style:tab-stop style:position="0.2661in"/>
        </style:tab-stops>
      </style:paragraph-properties>
      <style:text-properties fo:font-weight="normal" officeooo:paragraph-rsid="0031a703" style:font-weight-asian="normal" style:font-weight-complex="normal"/>
    </style:style>
    <style:style style:name="P46" style:family="paragraph" style:parent-style-name="Text_20_body" style:master-page-name="">
      <loext:graphic-properties draw:fill="none"/>
      <style:paragraph-properties fo:margin-left="-0.0618in" fo:margin-right="0in" fo:margin-top="0in" fo:margin-bottom="0in" style:contextual-spacing="false" fo:line-height="100%" fo:text-align="start" style:justify-single-word="false" fo:orphans="0" fo:widows="0" fo:text-indent="0.0618in" style:auto-text-indent="false" style:page-number="auto" fo:background-color="transparent" style:writing-mode="lr-tb"/>
    </style:style>
    <style:style style:name="P47" style:family="paragraph">
      <style:paragraph-properties fo:text-align="center"/>
    </style:style>
    <style:style style:name="T1" style:family="text">
      <style:text-properties fo:letter-spacing="-0.0043in"/>
    </style:style>
    <style:style style:name="T2" style:family="text">
      <style:text-properties fo:letter-spacing="-0.0043in" style:text-underline-style="solid" style:text-underline-width="auto" style:text-underline-color="font-color"/>
    </style:style>
    <style:style style:name="T3" style:family="text">
      <style:text-properties fo:letter-spacing="-0.0016in"/>
    </style:style>
    <style:style style:name="T4" style:family="text">
      <style:text-properties fo:letter-spacing="-0.0016in" fo:font-weight="bold" style:font-weight-asian="bold"/>
    </style:style>
    <style:style style:name="T5" style:family="text">
      <style:text-properties fo:letter-spacing="-0.0016in" style:text-underline-style="solid" style:text-underline-width="auto" style:text-underline-color="font-color"/>
    </style:style>
    <style:style style:name="T6" style:family="text">
      <style:text-properties fo:letter-spacing="-0.0016in" fo:font-weight="normal" style:font-weight-asian="normal" style:font-weight-complex="normal"/>
    </style:style>
    <style:style style:name="T7" style:family="text">
      <style:text-properties fo:letter-spacing="-0.0091in"/>
    </style:style>
    <style:style style:name="T8" style:family="text">
      <style:text-properties fo:letter-spacing="-0.0091in" style:text-underline-style="solid" style:text-underline-width="auto" style:text-underline-color="font-color"/>
    </style:style>
    <style:style style:name="T9" style:family="text">
      <style:text-properties fo:letter-spacing="-0.0047in"/>
    </style:style>
    <style:style style:name="T10" style:family="text">
      <style:text-properties fo:letter-spacing="-0.0047in" style:text-underline-style="solid" style:text-underline-width="auto" style:text-underline-color="font-color"/>
    </style:style>
    <style:style style:name="T11" style:family="text">
      <style:text-properties fo:letter-spacing="-0.0071in"/>
    </style:style>
    <style:style style:name="T12" style:family="text">
      <style:text-properties fo:letter-spacing="-0.0071in" style:text-underline-style="solid" style:text-underline-width="auto" style:text-underline-color="font-color"/>
    </style:style>
    <style:style style:name="T13" style:family="text">
      <style:text-properties fo:letter-spacing="-0.0028in"/>
    </style:style>
    <style:style style:name="T14" style:family="text">
      <style:text-properties fo:letter-spacing="-0.0028in" fo:font-weight="bold" style:font-weight-asian="bold" style:font-weight-complex="bold"/>
    </style:style>
    <style:style style:name="T15" style:family="text">
      <style:text-properties fo:letter-spacing="-0.0028in" style:text-underline-style="solid" style:text-underline-width="auto" style:text-underline-color="font-color"/>
    </style:style>
    <style:style style:name="T16" style:family="text">
      <style:text-properties fo:letter-spacing="-0.0035in"/>
    </style:style>
    <style:style style:name="T17" style:family="text">
      <style:text-properties fo:letter-spacing="-0.0035in" style:text-underline-style="solid" style:text-underline-width="auto" style:text-underline-color="font-color"/>
    </style:style>
    <style:style style:name="T18" style:family="text">
      <style:text-properties fo:letter-spacing="0.0118in"/>
    </style:style>
    <style:style style:name="T19" style:family="text">
      <style:text-properties fo:letter-spacing="0.0118in" fo:font-weight="bold" style:font-weight-asian="bold" style:font-weight-complex="bold"/>
    </style:style>
    <style:style style:name="T20" style:family="text">
      <style:text-properties fo:letter-spacing="-0.0102in"/>
    </style:style>
    <style:style style:name="T21" style:family="text">
      <style:text-properties fo:letter-spacing="-0.0102in" style:text-underline-style="solid" style:text-underline-width="auto" style:text-underline-color="font-color"/>
    </style:style>
    <style:style style:name="T22" style:family="text">
      <style:text-properties fo:letter-spacing="-0.0098in"/>
    </style:style>
    <style:style style:name="T23" style:family="text">
      <style:text-properties fo:letter-spacing="-0.0063in"/>
    </style:style>
    <style:style style:name="T24" style:family="text">
      <style:text-properties fo:letter-spacing="-0.0055in"/>
    </style:style>
    <style:style style:name="T25" style:family="text">
      <style:text-properties fo:letter-spacing="-0.0055in" style:text-underline-style="solid" style:text-underline-width="auto" style:text-underline-color="font-color"/>
    </style:style>
    <style:style style:name="T26" style:family="text">
      <style:text-properties fo:font-size="14pt" fo:font-weight="bold" style:font-size-asian="14pt" style:font-weight-asian="bold"/>
    </style:style>
    <style:style style:name="T27" style:family="text">
      <style:text-properties fo:font-size="14pt" fo:font-weight="bold" officeooo:rsid="0023c7f4" style:font-size-asian="14pt" style:font-weight-asian="bold"/>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officeooo:rsid="002221a6" style:font-weight-asian="bold" style:font-weight-complex="bold"/>
    </style:style>
    <style:style style:name="T31" style:family="text">
      <style:text-properties fo:font-weight="bold" officeooo:rsid="0023c7f4" style:font-weight-asian="bold" style:font-weight-complex="bold"/>
    </style:style>
    <style:style style:name="T32" style:family="text">
      <style:text-properties fo:font-weight="bold" officeooo:rsid="002b2352" style:font-weight-asian="bold" style:font-weight-complex="bold"/>
    </style:style>
    <style:style style:name="T33" style:family="text">
      <style:text-properties fo:letter-spacing="-0.002in"/>
    </style:style>
    <style:style style:name="T34" style:family="text">
      <style:text-properties fo:letter-spacing="-0.002in" fo:font-weight="bold" style:font-weight-asian="bold"/>
    </style:style>
    <style:style style:name="T35" style:family="text">
      <style:text-properties fo:letter-spacing="-0.002in" style:text-underline-style="solid" style:text-underline-width="auto" style:text-underline-color="font-color"/>
    </style:style>
    <style:style style:name="T36" style:family="text">
      <style:text-properties fo:letter-spacing="0.0008in"/>
    </style:style>
    <style:style style:name="T37" style:family="text">
      <style:text-properties fo:letter-spacing="-0.0008in" fo:font-weight="bold" style:font-weight-asian="bold"/>
    </style:style>
    <style:style style:name="T38" style:family="text">
      <style:text-properties fo:letter-spacing="-0.0075in"/>
    </style:style>
    <style:style style:name="T39" style:family="text">
      <style:text-properties fo:letter-spacing="-0.0075in" style:text-underline-style="solid" style:text-underline-width="auto" style:text-underline-color="font-color"/>
    </style:style>
    <style:style style:name="T40" style:family="text">
      <style:text-properties fo:letter-spacing="-0.0083in" style:text-underline-style="solid" style:text-underline-width="auto" style:text-underline-color="font-color"/>
    </style:style>
    <style:style style:name="T41" style:family="text">
      <style:text-properties fo:font-size="12pt" fo:letter-spacing="-0.0016in" fo:font-weight="bold" style:font-size-asian="12pt" style:font-weight-asian="bold" style:font-weight-complex="bold"/>
    </style:style>
    <style:style style:name="T42" style:family="text">
      <style:text-properties fo:font-size="12pt" fo:letter-spacing="-0.0016in" fo:font-weight="bold" officeooo:rsid="0023c7f4" style:font-size-asian="12pt" style:font-weight-asian="bold" style:font-weight-complex="bold"/>
    </style:style>
    <style:style style:name="T43" style:family="text">
      <style:text-properties fo:font-size="12pt" fo:letter-spacing="-0.0016in" fo:font-weight="bold" officeooo:rsid="002b2352" style:font-size-asian="12pt" style:font-weight-asian="bold" style:font-weight-complex="bold"/>
    </style:style>
    <style:style style:name="T44" style:family="text">
      <style:text-properties fo:font-size="12pt" fo:letter-spacing="-0.0016in" fo:font-weight="bold" officeooo:rsid="002111ea" style:font-size-asian="12pt" style:font-weight-asian="bold" style:font-weight-complex="bold"/>
    </style:style>
    <style:style style:name="T45" style:family="text">
      <style:text-properties fo:font-size="12pt" fo:letter-spacing="-0.0016in" fo:font-weight="bold" style:font-size-asian="12pt" style:font-weight-asian="bold" style:font-size-complex="13pt" style:font-weight-complex="bold"/>
    </style:style>
    <style:style style:name="T46" style:family="text">
      <style:text-properties fo:font-size="12pt" fo:letter-spacing="-0.0016in" fo:font-weight="bold" officeooo:rsid="0023c7f4" style:font-size-asian="12pt" style:font-weight-asian="bold" style:font-size-complex="13pt" style:font-weight-complex="bold"/>
    </style:style>
    <style:style style:name="T47" style:family="text">
      <style:text-properties fo:font-size="12pt" fo:letter-spacing="-0.0016in" fo:font-weight="normal" officeooo:rsid="002221a6" style:font-size-asian="12pt" style:font-weight-asian="normal" style:font-weight-complex="normal"/>
    </style:style>
    <style:style style:name="T48" style:family="text">
      <style:text-properties fo:font-size="12pt" fo:letter-spacing="-0.0016in" fo:font-weight="normal" officeooo:rsid="002111ea" style:font-size-asian="12pt" style:font-weight-asian="normal" style:font-weight-complex="normal"/>
    </style:style>
    <style:style style:name="T49" style:family="text">
      <style:text-properties fo:font-size="12pt" fo:letter-spacing="-0.0016in" fo:font-weight="normal" officeooo:rsid="004823c8" style:font-size-asian="12pt" style:font-weight-asian="normal" style:font-weight-complex="normal"/>
    </style:style>
    <style:style style:name="T50" style:family="text">
      <style:text-properties fo:font-size="12pt" fo:letter-spacing="-0.0016in" fo:font-weight="normal" style:font-size-asian="12pt" style:font-weight-asian="normal" style:font-size-complex="13pt" style:font-weight-complex="normal"/>
    </style:style>
    <style:style style:name="T51" style:family="text">
      <style:text-properties fo:font-size="12pt" fo:letter-spacing="-0.0016in" fo:font-weight="normal" officeooo:rsid="0043fc49" style:font-size-asian="12pt" style:font-weight-asian="normal" style:font-size-complex="13pt" style:font-weight-complex="normal"/>
    </style:style>
    <style:style style:name="T52" style:family="text">
      <style:text-properties fo:font-size="12pt" fo:letter-spacing="-0.0016in" fo:font-weight="normal" officeooo:rsid="00521c39" style:font-size-asian="12pt" style:font-weight-asian="normal" style:font-size-complex="13pt" style:font-weight-complex="normal"/>
    </style:style>
    <style:style style:name="T53" style:family="text">
      <style:text-properties fo:font-size="13pt" fo:letter-spacing="-0.0016in" fo:font-weight="normal" style:font-size-asian="13pt" style:font-weight-asian="normal" style:font-size-complex="13pt" style:font-weight-complex="normal"/>
    </style:style>
    <style:style style:name="T54" style:family="text">
      <style:text-properties fo:font-size="13pt" fo:letter-spacing="-0.0016in" fo:font-weight="normal" officeooo:rsid="002fb016" style:font-size-asian="13pt" style:font-weight-asian="normal" style:font-size-complex="13pt" style:font-weight-complex="normal"/>
    </style:style>
    <style:style style:name="T55" style:family="text">
      <style:text-properties fo:font-size="13pt" fo:letter-spacing="-0.0016in" fo:font-weight="normal" officeooo:rsid="002970a2" style:font-size-asian="13pt" style:font-weight-asian="normal" style:font-size-complex="13pt" style:font-weight-complex="normal"/>
    </style:style>
    <style:style style:name="T56" style:family="text">
      <style:text-properties fo:font-size="13pt" fo:letter-spacing="-0.0016in" style:text-underline-style="none" fo:font-weight="bold" officeooo:rsid="005d144c" style:font-size-asian="13pt" style:font-weight-asian="bold" style:font-size-complex="13pt" style:font-weight-complex="bold"/>
    </style:style>
    <style:style style:name="T57" style:family="text">
      <style:text-properties fo:font-size="13pt" fo:letter-spacing="-0.0016in" style:text-underline-style="none" fo:font-weight="bold" officeooo:rsid="005e10f7" style:font-size-asian="13pt" style:font-weight-asian="bold" style:font-size-complex="13pt" style:font-weight-complex="bold"/>
    </style:style>
    <style:style style:name="T58" style:family="text">
      <style:text-properties fo:font-size="13pt" fo:letter-spacing="-0.0016in" style:text-underline-style="none" fo:font-weight="normal" style:font-size-asian="13pt" style:font-weight-asian="normal" style:font-size-complex="13pt"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1f0fb4" style:font-weight-asian="normal" style:font-weight-complex="normal"/>
    </style:style>
    <style:style style:name="T61" style:family="text">
      <style:text-properties fo:font-weight="normal" officeooo:rsid="002221a6" style:font-weight-asian="normal" style:font-weight-complex="normal"/>
    </style:style>
    <style:style style:name="T62" style:family="text">
      <style:text-properties fo:font-weight="normal" officeooo:rsid="002970a2" style:font-weight-asian="normal" style:font-weight-complex="normal"/>
    </style:style>
    <style:style style:name="T63" style:family="text">
      <style:text-properties fo:font-weight="normal" officeooo:rsid="002bcf8c" style:font-weight-asian="normal" style:font-weight-complex="normal"/>
    </style:style>
    <style:style style:name="T64" style:family="text">
      <style:text-properties fo:font-weight="normal" officeooo:rsid="0043fc49" style:font-weight-asian="normal" style:font-weight-complex="normal"/>
    </style:style>
    <style:style style:name="T65" style:family="text">
      <style:text-properties fo:font-weight="normal" officeooo:rsid="0047222c" style:font-weight-asian="normal" style:font-weight-complex="normal"/>
    </style:style>
    <style:style style:name="T66" style:family="text">
      <style:text-properties fo:font-weight="normal" officeooo:rsid="004823c8" style:font-weight-asian="normal" style:font-weight-complex="normal"/>
    </style:style>
    <style:style style:name="T67" style:family="text">
      <style:text-properties fo:font-weight="normal" officeooo:rsid="004bba63" style:font-weight-asian="normal" style:font-weight-complex="normal"/>
    </style:style>
    <style:style style:name="T68" style:family="text">
      <style:text-properties style:font-name="Times New Roman1" fo:font-size="13pt" fo:letter-spacing="-0.0016in" style:text-underline-style="solid" style:text-underline-width="auto" style:text-underline-color="font-color" fo:font-weight="bold" style:font-size-asian="13pt" style:font-weight-asian="bold" style:font-size-complex="13pt" style:font-weight-complex="bold"/>
    </style:style>
    <style:style style:name="T69" style:family="text">
      <style:text-properties style:font-name="Times New Roman1" fo:font-size="13pt" fo:letter-spacing="-0.0016in" style:text-underline-style="solid" style:text-underline-width="auto" style:text-underline-color="font-color" fo:font-weight="bold" officeooo:rsid="002fb016" style:font-size-asian="13pt" style:font-weight-asian="bold" style:font-size-complex="13pt" style:font-weight-complex="bold"/>
    </style:style>
    <style:style style:name="T70" style:family="text">
      <style:text-properties style:text-underline-style="solid" style:text-underline-width="auto" style:text-underline-color="font-color"/>
    </style:style>
    <style:style style:name="T71" style:family="text">
      <style:text-properties officeooo:rsid="002221a6"/>
    </style:style>
    <style:style style:name="T72" style:family="text">
      <style:text-properties officeooo:rsid="001f0fb4"/>
    </style:style>
    <style:style style:name="T73" style:family="text">
      <style:text-properties officeooo:rsid="002791f6"/>
    </style:style>
    <style:style style:name="T74" style:family="text">
      <style:text-properties officeooo:rsid="002970a2"/>
    </style:style>
    <style:style style:name="T75" style:family="text">
      <style:text-properties style:font-name="Times new roman" fo:font-size="11pt" fo:letter-spacing="-0.0016in" fo:font-weight="normal" style:font-size-asian="11pt" style:font-weight-asian="normal" style:font-size-complex="11pt" style:font-weight-complex="normal"/>
    </style:style>
    <style:style style:name="T76" style:family="text">
      <style:text-properties style:font-name="Times new roman" fo:font-size="12pt" fo:letter-spacing="-0.0016in" style:text-underline-style="none" fo:font-weight="normal" officeooo:rsid="005e10f7" style:font-size-asian="12pt" style:font-weight-asian="normal" style:font-size-complex="12pt" style:font-weight-complex="normal"/>
    </style:style>
    <style:style style:name="T77" style:family="text">
      <style:text-properties style:font-name="Times new roman" fo:font-size="12pt" fo:letter-spacing="-0.0016in" fo:font-weight="normal" style:font-size-asian="12pt" style:font-weight-asian="normal" style:font-size-complex="12pt" style:font-weight-complex="normal"/>
    </style:style>
    <style:style style:name="T78" style:family="text">
      <style:text-properties style:font-name="Times new roman" fo:font-size="12pt" fo:letter-spacing="-0.0016in" fo:font-weight="normal" style:font-size-asian="12pt" style:font-weight-asian="normal" style:font-name-complex="Times new roman1" style:font-size-complex="12pt" style:font-weight-complex="normal"/>
    </style:style>
    <style:style style:name="T79" style:family="text">
      <style:text-properties officeooo:rsid="002b2352"/>
    </style:style>
    <style:style style:name="Sect1" style:family="section">
      <style:section-properties style:editable="false">
        <style:columns fo:column-count="1" fo:column-gap="0in"/>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0"><text:s text:c="2"/><text:span text:style-name="T71">Name: </text:span><text:span text:style-name="T61">Pritesh Sawant</text:span></text:p>
        <text:p text:style-name="P11"><text:s text:c="2"/><text:span text:style-name="T71">Mail ID: </text:span><text:a xlink:type="simple" xlink:href="mailto:priteshsawant@gmail.com" text:style-name="Internet_20_link" text:visited-style-name="Visited_20_Internet_20_Link"><text:span text:style-name="T71">priteshsawant@</text:span></text:a><text:a xlink:type="simple" xlink:href="mailto:priteshsawant@gmail.com" text:style-name="Internet_20_link" text:visited-style-name="Visited_20_Internet_20_Link"><text:span text:style-name="T73">mirafra.</text:span></text:a><text:a xlink:type="simple" xlink:href="mailto:priteshsawant@gmail.com" text:style-name="Internet_20_link" text:visited-style-name="Visited_20_Internet_20_Link"><text:span text:style-name="T71">com</text:span></text:a></text:p>
        <text:p text:style-name="P11"><text:s text:c="2"/><text:span text:style-name="T72">Start of Training: </text:span><text:span text:style-name="T60">23-06-2025 <text:s text:c="7"/></text:span><text:span text:style-name="T72">End of Training:</text:span><text:span text:style-name="T60">30-07-2025</text:span></text:p>
        <text:p text:style-name="P12"><draw:line text:anchor-type="paragraph" draw:z-index="2" draw:name="Horizontal line 3" draw:style-name="gr1" draw:text-style-name="P47" svg:x1="0.0283in" svg:y1="0.1799in" svg:x2="6.7992in" svg:y2="0.1799in"><text:p/></draw:line></text:p>
        <text:p text:style-name="P11"><text:s text:c="2"/><text:span text:style-name="T70">Capstone Project:</text:span></text:p>
        <text:h text:style-name="P8" text:outline-level="3">PWM<text:span text:style-name="T7"> </text:span>Visualization<text:span text:style-name="T1"> </text:span>through<text:span text:style-name="T9"> </text:span>Multi-System<text:span text:style-name="T1"> </text:span>using<text:span text:style-name="T1"> </text:span>Socket<text:span text:style-name="T1"> </text:span>and<text:span text:style-name="T9"> </text:span>Custom<text:span text:style-name="T1"> </text:span>UART<text:span text:style-name="T11"> </text:span><text:span text:style-name="T3">Communication</text:span></text:h>
        <text:p text:style-name="P9">Completed a multi-system embedded Linux project showcasing PWM visualization and control using<text:span text:style-name="T13"> </text:span>Socket<text:span text:style-name="T1"> </text:span>and<text:span text:style-name="T13"> </text:span>UART<text:span text:style-name="T11"> </text:span>communication<text:span text:style-name="T16"> </text:span>between<text:span text:style-name="T16"> </text:span>an<text:span text:style-name="T16"> </text:span>x86<text:span text:style-name="T16"> </text:span>system<text:span text:style-name="T13"> </text:span>and<text:span text:style-name="T16"> </text:span>Raspberry<text:span text:style-name="T16"> </text:span>Pi.<text:span text:style-name="T16"> </text:span>Implemented real-time<text:span text:style-name="T13"> </text:span>PWM<text:span text:style-name="T16"> </text:span>visualization<text:span text:style-name="T13"> </text:span>through<text:span text:style-name="T16"> </text:span>OLED<text:span text:style-name="T16"> </text:span>display,<text:span text:style-name="T13"> </text:span>audio<text:span text:style-name="T16"> </text:span>tone<text:span text:style-name="T13"> </text:span>generation,<text:span text:style-name="T16"> </text:span>and<text:span text:style-name="T13"> </text:span>LED<text:span text:style-name="T16"> </text:span>brightness control. Integrated custom kernel modules for UART, PWM, and I2C to achieve synchronized multi-device operation.</text:p>
        <text:p text:style-name="P46"/>
        <text:h text:style-name="Heading_20_2" text:outline-level="3"><text:span text:style-name="T13">Technologies/Tools</text:span><text:span text:style-name="T18"> </text:span><text:span text:style-name="T13">Used:</text:span></text:h>
        <text:p text:style-name="P18">C,<text:span text:style-name="T20"> </text:span>Socket<text:span text:style-name="T22"> </text:span>Programming,<text:span text:style-name="T23"> </text:span>UART,<text:span text:style-name="T23"> </text:span>I2C,<text:span text:style-name="T23"> </text:span>PWM,<text:span text:style-name="T20"> </text:span>ALSA<text:span text:style-name="T20"> </text:span>Library,<text:span text:style-name="T24"> </text:span>Custom<text:span text:style-name="T11"> </text:span>Linux<text:span text:style-name="T24"> </text:span>Kernel<text:span text:style-name="T11"> </text:span>Modules, Raspberry Pi, OLED Display</text:p>
        <text:p text:style-name="P10"><draw:line text:anchor-type="paragraph" draw:z-index="0" draw:name="Horizontal line 1" draw:style-name="gr1" draw:text-style-name="P47" svg:x1="0.0161in" svg:y1="0.122in" svg:x2="6.7787in" svg:y2="0.122in"><text:p/></draw:line></text:p>
        <text:p text:style-name="P1"><text:span text:style-name="T27">Internal </text:span><text:span text:style-name="T26">Projects </text:span><text:span text:style-name="T27">Practice:</text:span></text:p>
        <text:list xml:id="list4158179261" text:style-name="WWNum1">
          <text:list-item>
            <text:h text:style-name="P41" text:outline-level="3">Platform<text:span text:style-name="T16"> </text:span>Driver<text:span text:style-name="T11"> </text:span><text:span text:style-name="T3">Development</text:span></text:h>
          </text:list-item>
        </text:list>
        <text:p text:style-name="P20"/>
        <text:p text:style-name="P30"><text:span text:style-name="T28">Description: </text:span>Developed and tested Linux kernel platform drivers for UART, GPIO, I2C, and RTC</text:p>
        <text:p text:style-name="P30"><text:span text:style-name="T74">(using Beaglebone Board)</text:span> peripherals<text:span text:style-name="T13"> </text:span>using<text:span text:style-name="T13"> </text:span>the<text:span text:style-name="T16"> </text:span>platform<text:span text:style-name="T33"> </text:span>bus<text:span text:style-name="T13"> </text:span>framework.<text:span text:style-name="T13"> </text:span>Gained<text:span text:style-name="T13"> </text:span>a<text:span text:style-name="T33"> </text:span>strong<text:span text:style-name="T13"> </text:span>understanding<text:span text:style-name="T13"> </text:span>of<text:span text:style-name="T13"> </text:span>how<text:span text:style-name="T13"> </text:span>hardware<text:span text:style-name="T33"> </text:span>data flows through the bus architecture and practiced end-to-end driver debugging and verification.</text:p>
        <text:p text:style-name="Text_20_body"/>
        <text:h text:style-name="Heading_20_2" text:outline-level="3"><text:span text:style-name="T13">Technologies/Tools</text:span><text:span text:style-name="T18"> </text:span><text:span text:style-name="T13">Used:</text:span></text:h>
        <text:p text:style-name="P36">dmesg, insmod, rmmod, ftrace.</text:p>
        <text:p text:style-name="P36"/>
        <text:p text:style-name="P22"><text:span text:style-name="T31">Self </text:span><text:span text:style-name="T29">Rating: </text:span><text:span text:style-name="T62">4.</text:span><text:span text:style-name="T65">5</text:span><text:span text:style-name="T62">/5</text:span></text:p>
        <text:p text:style-name="P3"/>
        <text:list xml:id="list201931671366690" text:continue-numbering="true" text:style-name="WWNum1">
          <text:list-item>
            <text:h text:style-name="P42" text:outline-level="3"><text:span text:style-name="T3">Crashdump</text:span><text:span text:style-name="T36"> </text:span><text:span text:style-name="T3">Analysis</text:span></text:h>
          </text:list-item>
        </text:list>
        <text:p text:style-name="P20"/>
        <text:p text:style-name="P21"><text:span text:style-name="T28">Description:</text:span><text:span text:style-name="T4"> </text:span>Explored<text:span text:style-name="T13"> </text:span>kernel<text:span text:style-name="T13"> </text:span>crash<text:span text:style-name="T16"> </text:span>mechanisms<text:span text:style-name="T16"> </text:span>by<text:span text:style-name="T16"> </text:span>studying<text:span text:style-name="T16"> </text:span>Oops<text:span text:style-name="T16"> </text:span>vs.<text:span text:style-name="T16"> </text:span>Kernel<text:span text:style-name="T13"> </text:span>Panic<text:span text:style-name="T1"> </text:span>scenarios. Implemented and tested kernel crashdump mechanisms to identify and analyze root causes of system failures.</text:p>
        <text:p text:style-name="Text_20_body"/>
        <text:h text:style-name="Heading_20_2" text:outline-level="3"><text:span text:style-name="T13">Technologies/Tools</text:span><text:span text:style-name="T18"> </text:span><text:span text:style-name="T13">Used:</text:span></text:h>
        <text:p text:style-name="P26">kdump,<text:span text:style-name="T16"> </text:span>kexec,<text:span text:style-name="T33"> </text:span>crash,<text:span text:style-name="T13"> </text:span>dmesg,<text:span text:style-name="T13"> </text:span>Kernel<text:span text:style-name="T33"> </text:span>Debugging<text:span text:style-name="T13"> </text:span><text:span text:style-name="T3">Environment</text:span></text:p>
        <text:p text:style-name="P26"/>
        <text:p text:style-name="P23"><text:span text:style-name="T31">Self </text:span><text:span text:style-name="T29">Rating: </text:span><text:span text:style-name="T63">4.</text:span><text:span text:style-name="T59">5/5</text:span></text:p>
        <text:p text:style-name="P23"/>
        <text:p text:style-name="P35">3. <text:span text:style-name="T70">Linux Performance Optimization:</text:span></text:p>
        <text:p text:style-name="P2"/>
        <text:p text:style-name="P25"><text:span text:style-name="T28">Description:</text:span><text:span text:style-name="T4"> </text:span><text:span text:style-name="T6">Focused on reducing system boot time and optimizing kernel memory usage. Analyzed memory segments using meminfo and other monitoring tools to identify inefficiencies. Tuned kernel configurations through menuconfig and optimized bootloader initialization scripts, reducing overall memory footprint and improving system startup performance.</text:span></text:p>
        <text:p text:style-name="P23"/>
        <text:p text:style-name="P25"><text:span text:style-name="T14">Technologies/Tools</text:span><text:span text:style-name="T19"> </text:span><text:span text:style-name="T14">Used:</text:span>meminfo, rootfs.</text:p>
        <text:p text:style-name="P25"/>
        <text:p text:style-name="P23"><text:span text:style-name="T29">Self Rating: </text:span>5/5</text:p>
        <text:p text:style-name="Text_20_body"/>
        <text:h text:style-name="P4" text:outline-level="3"><text:span text:style-name="T79">4. </text:span><text:span text:style-name="T70">Memory</text:span><text:span text:style-name="T15"> </text:span><text:span text:style-name="T70">Leak</text:span><text:span text:style-name="T35"> </text:span><text:span text:style-name="T5">Detection</text:span></text:h>
        <text:p text:style-name="P20"><text:soft-page-break/></text:p>
        <text:p text:style-name="P21"><text:span text:style-name="T28">Description:</text:span><text:span text:style-name="T37"> </text:span>Simulated<text:span text:style-name="T13"> </text:span>and<text:span text:style-name="T33"> </text:span>detected<text:span text:style-name="T13"> </text:span>memory<text:span text:style-name="T13"> </text:span>leaks<text:span text:style-name="T13"> </text:span>in<text:span text:style-name="T13"> </text:span>the<text:span text:style-name="T33"> </text:span>Linux<text:span text:style-name="T13"> </text:span>kernel<text:span text:style-name="T16"> </text:span>to<text:span text:style-name="T13"> </text:span>strengthen<text:span text:style-name="T13"> </text:span>debugging and memory management skills. Identified leak sources and verified resolution.</text:p>
        <text:p text:style-name="Text_20_body"/>
        <text:h text:style-name="Heading_20_2" text:outline-level="3"><text:span text:style-name="T13">Technologies/Tools</text:span><text:span text:style-name="T18"> </text:span><text:span text:style-name="T13">Used:</text:span></text:h>
        <text:p text:style-name="P32"><text:span text:style-name="Strong"><text:span text:style-name="T77">Kernel space tool: kmemleak, </text:span></text:span><text:span text:style-name="T77">User space tool: Valgrind</text:span></text:p>
        <text:p text:style-name="P37"/>
        <text:p text:style-name="P23"><text:span text:style-name="T31">Self </text:span><text:span text:style-name="T29">Rating: </text:span><text:span text:style-name="T61">4.</text:span><text:span text:style-name="T59">5/5</text:span></text:p>
        <text:p text:style-name="Text_20_body"/>
        <text:h text:style-name="P5" text:outline-level="3"><text:span text:style-name="T79">5. </text:span><text:span text:style-name="T70">PCIe</text:span><text:span text:style-name="T35"> </text:span><text:span text:style-name="T70">Driver</text:span><text:span text:style-name="T25"> </text:span><text:span text:style-name="T5">Development</text:span></text:h>
        <text:p text:style-name="P19"><text:span text:style-name="T28">Description: </text:span>Performed R&amp;D on PCI Express (PCIe) architecture to understand device enumeration,<text:span text:style-name="T13"> </text:span>initialization,<text:span text:style-name="T13"> </text:span>and<text:span text:style-name="T16"> </text:span>data<text:span text:style-name="T1"> </text:span>transfer.<text:span text:style-name="T13"> </text:span>Developed<text:span text:style-name="T13"> </text:span>a<text:span text:style-name="T1"> </text:span>basic<text:span text:style-name="T1"> </text:span>PCIe<text:span text:style-name="T1"> </text:span>test<text:span text:style-name="T13"> </text:span>driver<text:span text:style-name="T13"> </text:span>to<text:span text:style-name="T16"> </text:span>interact<text:span text:style-name="T13"> </text:span>with<text:span text:style-name="T16"> </text:span>a peripheral device.</text:p>
        <text:p text:style-name="P29">I wrote user-space code on an x86 system to fetch PCI Device and Vendor IDs since we didn’t have the actual hardware available.</text:p>
        <text:h text:style-name="P6" text:outline-level="3"><text:span text:style-name="T13">Technologies/Tools</text:span><text:span text:style-name="T18"> </text:span><text:span text:style-name="T13">Used:</text:span></text:h>
        <text:p text:style-name="P32"><text:span text:style-name="Source_20_Text"><text:span text:style-name="T75">l</text:span></text:span><text:span text:style-name="Source_20_Text"><text:span text:style-name="T77">spci</text:span></text:span><text:span text:style-name="T77">, </text:span><text:span text:style-name="Source_20_Text"><text:span text:style-name="T77">/sys/bus/pci/devices</text:span></text:span><text:span text:style-name="T77">, </text:span><text:span text:style-name="Source_20_Text"><text:span text:style-name="T77">/proc/interrupts</text:span></text:span></text:p>
        <text:p text:style-name="P32"><text:span text:style-name="Source_20_Text"><text:span text:style-name="T77"/></text:span></text:p>
        <text:p text:style-name="P23"><text:span text:style-name="T31">Self </text:span><text:span text:style-name="T29">Rating: </text:span><text:span text:style-name="T61">4.</text:span><text:span text:style-name="T67">5</text:span><text:span text:style-name="T59">/5</text:span></text:p>
      </text:section>
      <text:list xml:id="list201931099287281" text:continue-numbering="true" text:style-name="WWNum1">
        <text:list-header>
          <text:h text:style-name="P43" text:outline-level="3"><text:span text:style-name="T32">6</text:span><text:span text:style-name="T30">. </text:span><text:span text:style-name="T70">U-Boot</text:span><text:span text:style-name="T12"> </text:span><text:span text:style-name="T70">Environment</text:span><text:span text:style-name="T39"> </text:span><text:span text:style-name="T70">Variables</text:span><text:span text:style-name="T25"> </text:span><text:span text:style-name="T70">for</text:span><text:span text:style-name="T12"> </text:span><text:span text:style-name="T70">Kernel</text:span><text:span text:style-name="T2"> </text:span><text:span text:style-name="T70">and</text:span><text:span text:style-name="T10"> </text:span><text:span text:style-name="T70">DTB</text:span><text:span text:style-name="T25"> </text:span><text:span text:style-name="T5">Loading</text:span></text:h>
          <text:h text:style-name="P45" text:outline-level="3"><text:span text:style-name="T29">Description:</text:span> studied how U-Boot environment variables define kernel and DTB (Device Tree Blob)<text:span text:style-name="T16"> </text:span>load<text:span text:style-name="T13"> </text:span>addresses<text:span text:style-name="T16"> </text:span>and<text:span text:style-name="T13"> </text:span>sizes.<text:span text:style-name="T16"> </text:span>Gained<text:span text:style-name="T16"> </text:span>insights<text:span text:style-name="T16"> </text:span>into<text:span text:style-name="T16"> </text:span>boot<text:span text:style-name="T13"> </text:span>argument<text:span text:style-name="T13"> </text:span>passing,<text:span text:style-name="T13"> </text:span>image<text:span text:style-name="T13"> </text:span>loading,<text:span text:style-name="T13"> </text:span>and kernel handoff procedures during boot.</text:h>
        </text:list-header>
      </text:list>
      <text:p text:style-name="Text_20_body"/>
      <text:h text:style-name="Heading_20_2" text:outline-level="3"><text:span text:style-name="T13">Technologies/Tools</text:span><text:span text:style-name="T18"> </text:span><text:span text:style-name="T13">Used:</text:span></text:h>
      <text:p text:style-name="P39">minicom, cross compiler toolchain, SD card, dmesg, strace.</text:p>
      <text:p text:style-name="P33"/>
      <text:p text:style-name="P24"><text:span text:style-name="T31">Self </text:span><text:span text:style-name="T29">Rating: </text:span><text:span text:style-name="T61">4.</text:span><text:span text:style-name="T59">5/5</text:span></text:p>
      <text:p text:style-name="Text_20_body"/>
      <text:h text:style-name="P4" text:outline-level="3"><text:span text:style-name="T79">7</text:span><text:span text:style-name="T71">. </text:span><text:span text:style-name="T70">Kernel</text:span><text:span text:style-name="T15"> </text:span><text:span text:style-name="T70">Bring-up</text:span><text:span text:style-name="T17"> </text:span><text:span text:style-name="T70">Using</text:span><text:span text:style-name="T40"> </text:span><text:span text:style-name="T70">YOCTO</text:span><text:span text:style-name="T15"> </text:span><text:span text:style-name="T70">on</text:span><text:span text:style-name="T17"> </text:span><text:span text:style-name="T70">Raspberry</text:span><text:span text:style-name="T35"> </text:span><text:span text:style-name="T17">Pi</text:span></text:h>
      <text:p text:style-name="P20"/>
      <text:p text:style-name="P18"><text:span text:style-name="T28">Description:</text:span><text:span text:style-name="T34"> </text:span>Built<text:span text:style-name="T16"> </text:span>a<text:span text:style-name="T9"> </text:span>minimal<text:span text:style-name="T16"> </text:span>Linux<text:span text:style-name="T16"> </text:span>image<text:span text:style-name="T16"> </text:span>using<text:span text:style-name="T16"> </text:span>the<text:span text:style-name="T22"> </text:span>Yocto<text:span text:style-name="T1"> </text:span>build<text:span text:style-name="T16"> </text:span>system<text:span text:style-name="T9"> </text:span>and<text:span text:style-name="T1"> </text:span>successfully<text:span text:style-name="T16"> </text:span>booted<text:span text:style-name="T1"> </text:span>it on Raspberry Pi hardware. Understood BSP<text:span text:style-name="T33"> </text:span>layer configuration, image customization, and kernel <text:span text:style-name="T3">integration.</text:span></text:p>
      <text:p text:style-name="Text_20_body"/>
      <text:h text:style-name="Heading_20_2" text:outline-level="3"><text:span text:style-name="T13">Technologies/Tools</text:span><text:span text:style-name="T18"> </text:span><text:span text:style-name="T13">Used:</text:span></text:h>
      <text:p text:style-name="P32"><text:span text:style-name="Strong"><text:span text:style-name="T78">BitBake, Poky, Git, cross compiler toolchain.</text:span></text:span></text:p>
      <text:p text:style-name="P32"><text:span text:style-name="Strong"><text:span text:style-name="T78"/></text:span></text:p>
      <text:p text:style-name="P24"><text:span text:style-name="T31">Self </text:span><text:span text:style-name="T29">Rating: </text:span><text:span text:style-name="T61">4.</text:span><text:span text:style-name="T66">5</text:span><text:span text:style-name="T59">/5</text:span></text:p>
      <text:p text:style-name="Text_20_body"/>
      <text:h text:style-name="P4" text:outline-level="3"><text:span text:style-name="T79">8</text:span><text:span text:style-name="T71">. </text:span><text:span text:style-name="T70">Device</text:span><text:span text:style-name="T21"> </text:span><text:span text:style-name="T70">Tree</text:span><text:span text:style-name="T10"> </text:span><text:span text:style-name="T70">Enhancement</text:span><text:span text:style-name="T17"> </text:span><text:span text:style-name="T70">and</text:span><text:span text:style-name="T17"> </text:span><text:span text:style-name="T70">Kernel</text:span><text:span text:style-name="T17"> </text:span><text:span text:style-name="T70">Log</text:span><text:span text:style-name="T21"> </text:span><text:span text:style-name="T70">Analysis</text:span><text:span text:style-name="T17"> </text:span><text:span text:style-name="T70">for</text:span><text:span text:style-name="T12"> </text:span><text:span text:style-name="T70">Linux</text:span><text:span text:style-name="T17"> BSP</text:span></text:h>
      <text:p text:style-name="P20"/>
      <text:p text:style-name="P18"><text:span text:style-name="T28">Description:</text:span><text:span text:style-name="T37"> </text:span>Enhanced<text:span text:style-name="T33"> </text:span>a<text:span text:style-name="T16"> </text:span>Linux<text:span text:style-name="T33"> </text:span>BSP<text:span text:style-name="T7"> </text:span>by<text:span text:style-name="T13"> </text:span>modifying<text:span text:style-name="T33"> </text:span>device<text:span text:style-name="T33"> </text:span>tree<text:span text:style-name="T33"> </text:span>files<text:span text:style-name="T13"> </text:span>and<text:span text:style-name="T33"> </text:span>integrating<text:span text:style-name="T13"> </text:span>a<text:span text:style-name="T33"> </text:span>custom<text:span text:style-name="T16"> </text:span>kernel driver for persistent crash logging and real-time system diagnostics. Implemented automated error detection and analysis mechanisms using multiple logging subsystems.</text:p>
      <text:p text:style-name="Text_20_body"/>
      <text:h text:style-name="P7" text:outline-level="3"><text:span text:style-name="T13">Technologies/Tools</text:span><text:span text:style-name="T18"> </text:span><text:span text:style-name="T13">Used:</text:span></text:h>
      <text:p text:style-name="P32"><text:span text:style-name="Strong"><text:span text:style-name="T78">pstore, journalctl, dmesg.</text:span></text:span></text:p>
      <text:p text:style-name="P32"><text:span text:style-name="Strong"><text:span text:style-name="T78"/></text:span></text:p>
      <text:p text:style-name="P24"><text:span text:style-name="T31">Self </text:span><text:span text:style-name="T29">Rating: </text:span><text:span text:style-name="T61">4.</text:span><text:span text:style-name="T64">5</text:span><text:span text:style-name="T59">/5</text:span></text:p>
      <text:list xml:id="list201930688824295" text:continue-numbering="true" text:style-name="WWNum1">
        <text:list-header>
          <text:h text:style-name="P44" text:outline-level="3"><text:span text:style-name="T79">9</text:span><text:span text:style-name="T71">. </text:span><text:span text:style-name="T70">Watchdog</text:span><text:span text:style-name="T21"> </text:span><text:span text:style-name="T70">Timer</text:span><text:span text:style-name="T21"> </text:span><text:span text:style-name="T70">Driver</text:span><text:span text:style-name="T8"> </text:span><text:span text:style-name="T70">Implementation:</text:span></text:h>
        </text:list-header>
      </text:list>
      <text:p text:style-name="P19"><text:soft-page-break/><text:span text:style-name="T28">Description: </text:span>Designed and implemented a Linux Watchdog Timer Driver to enhance system reliability and recovery. Understood its register interface and integrated start, stop, and ping functionalities<text:span text:style-name="T24"> </text:span>within<text:span text:style-name="T9"> </text:span>the<text:span text:style-name="T7"> </text:span>Watchdog<text:span text:style-name="T9"> </text:span>subsystem.<text:span text:style-name="T38"> </text:span>Verified<text:span text:style-name="T24"> </text:span>operation<text:span text:style-name="T24"> </text:span>on<text:span text:style-name="T24"> </text:span>Raspberry<text:span text:style-name="T24"> </text:span>Pi<text:span text:style-name="T23"> </text:span>4<text:span text:style-name="T24"> </text:span>using<text:span text:style-name="T24"> </text:span>kernel logs and /dev/watchdog device interaction.</text:p>
      <text:p text:style-name="Text_20_body"/>
      <text:h text:style-name="Heading_20_2" text:outline-level="3"><text:span text:style-name="T13">Technologies/Tools</text:span><text:span text:style-name="T18"> </text:span><text:span text:style-name="T13">Used:</text:span></text:h>
      <text:p text:style-name="P38">Linux Kernel, Watchdog Subsystem APIs, Device Tree, dmesg.</text:p>
      <text:p text:style-name="P31"><text:span text:style-name="T42">Self </text:span><text:span text:style-name="T44">Rating: </text:span><text:span text:style-name="T47">4.</text:span><text:span text:style-name="T49">5</text:span><text:span text:style-name="T48">/5</text:span></text:p>
      <text:p text:style-name="P34"><text:span text:style-name="T48"><text:s text:c="2"/></text:span><text:span text:style-name="T43">10</text:span><text:span text:style-name="T41">. </text:span><text:span text:style-name="T68">PMIC Driver Development for TPS652</text:span><text:span text:style-name="T69">7</text:span></text:p>
      <text:p text:style-name="P13"/>
      <text:p text:style-name="P15"><text:span text:style-name="T56">Description: </text:span><text:span text:style-name="T58">Developed a</text:span><text:span text:style-name="T53"> Linux kernel driver for the TPS652</text:span><text:span text:style-name="T54">7 (</text:span><text:span text:style-name="T55">Beaglebone Board</text:span><text:span text:style-name="T54">)</text:span><text:span text:style-name="T53"> PMIC using I2C communication. Integrated it with the Linux regulator framework based on the chip datasheet.</text:span></text:p>
      <text:p text:style-name="P14"/>
      <text:p text:style-name="P15"><text:span text:style-name="T57">Tools: </text:span><text:span text:style-name="T76"><text:s/>Linux Kernel, I2C Subsystem, Regulator Framework.</text:span></text:p>
      <text:p text:style-name="P17"><text:s text:c="2"/></text:p>
      <text:p text:style-name="P16"><text:span text:style-name="T46"><text:s text:c="2"/>Self </text:span><text:span text:style-name="T45">Rating: </text:span><text:span text:style-name="T51">4</text:span><text:span text:style-name="T50">/5</text:span></text:p>
      <text:p text:style-name="P28"><draw:line text:anchor-type="paragraph" draw:z-index="1" draw:name="Horizontal line 2" draw:style-name="gr1" draw:text-style-name="P47" svg:x1="-0.0236in" svg:y1="0.163in" svg:x2="7.1638in" svg:y2="0.163in"><text:p/></draw:line></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ohit Devanagari" svg:font-family="'Lohit Devanagari'"/>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2" fo:font-family="'Times New Roman'" style:font-family-generic="roman" style:font-pitch="variable" fo:language="en" fo:country="US" style:font-name-asian="Times New Roman3" style:font-family-asian="'Times New Roman'" style:font-family-generic-asian="system" style:font-pitch-asian="variable" style:language-asian="en" style:country-asian="US" style:font-name-complex="Times New Roman" style:font-family-complex="'Times New Roman'"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size-complex="14pt"/>
    </style:style>
    <style:style style:name="Text_20_body" style:display-name="Text body" style:family="paragraph" style:parent-style-name="Standard" style:class="text">
      <style:text-properties style:font-name="Times New Roman2"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language-asian="en" style:country-asian="US" style:font-name-complex="Times New Roman" style:font-family-complex="'Times New Roman'"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0992in" fo:margin-right="0in" fo:text-indent="0in" style:auto-text-indent="false"/>
      <style:text-properties style:font-name="Times New Roman2" fo:font-family="'Times New Roman'" style:font-family-generic="roman" style:font-pitch="variable" fo:font-size="15pt" fo:language="en" fo:country="US" fo:font-weight="bold" style:font-name-asian="Times New Roman3" style:font-family-asian="'Times New Roman'" style:font-family-generic-asian="system" style:font-pitch-asian="variable" style:font-size-asian="15pt" style:language-asian="en" style:country-asian="US" style:font-weight-asian="bold" style:font-name-complex="Times New Roman" style:font-family-complex="'Times New Roman'" style:font-size-complex="15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992in" fo:margin-right="0in" fo:text-indent="0in" style:auto-text-indent="false"/>
      <style:text-properties style:font-name="Times New Roman2" fo:font-family="'Times New Roman'" style:font-family-generic="roman" style:font-pitch="variable" fo:font-size="12pt" fo:language="en" fo:country="US" fo:font-weight="bold" style:font-name-asian="Times New Roman3" style:font-family-asian="'Times New Roman'" style:font-family-generic-asian="system" style:font-pitch-asian="variable" style:font-size-asian="12pt" style:language-asian="en" style:country-asian="US" style:font-weight-asian="bold" style:font-name-complex="Times New Roman" style:font-family-complex="'Times New Roman'" style:font-size-complex="12pt" style:language-complex="ar" style:country-complex="SA" style:font-weight-complex="bold"/>
    </style:style>
    <style:style style:name="Title" style:family="paragraph" style:parent-style-name="Standard" style:class="chapter">
      <style:paragraph-properties fo:margin-left="0.0138in" fo:margin-right="0in" fo:margin-top="0.0043in" fo:margin-bottom="0in" style:contextual-spacing="false" fo:text-indent="0in" style:auto-text-indent="false"/>
      <style:text-properties style:font-name="Times New Roman2" fo:font-family="'Times New Roman'" style:font-family-generic="roman" style:font-pitch="variable" fo:font-size="16pt" fo:language="en" fo:country="US" style:text-underline-style="solid" style:text-underline-width="auto" style:text-underline-color="#000000" fo:font-weight="bold" style:font-name-asian="Times New Roman3" style:font-family-asian="'Times New Roman'" style:font-family-generic-asian="system" style:font-pitch-asian="variable" style:font-size-asian="16pt" style:language-asian="en" style:country-asian="US" style:font-weight-asian="bold" style:font-name-complex="Times New Roman" style:font-family-complex="'Times New Roman'" style:font-size-complex="16pt" style:language-complex="ar" style:country-complex="SA" style:font-weight-complex="bold"/>
    </style:style>
    <style:style style:name="List_20_Paragraph" style:display-name="List Paragraph" style:family="paragraph" style:parent-style-name="Standard">
      <style:paragraph-properties fo:margin-left="0.2661in" fo:margin-right="0in" fo:text-indent="-0.1665in" style:auto-text-indent="false"/>
      <style:text-properties style:font-name="Times New Roman2" fo:font-family="'Times New Roman'" style:font-family-generic="roman" style:font-pitch="variable" fo:language="en" fo:country="US" style:font-name-asian="Times New Roman3" style:font-family-asian="'Times New Roman'" style:font-family-generic-asian="system" style:font-pitch-asian="variable" style:language-asian="en" style:country-asian="US" style:font-name-complex="Times New Roman" style:font-family-complex="'Times New Roman'"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letter-spacing="normal" fo:language="en" fo:country="US" style:language-asian="en" style:country-asian="US"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2" fo:font-family="'Times New Roman'" style:font-family-generic="roman" style:font-pitch="variable" fo:font-size="12pt" fo:letter-spacing="normal" fo:language="en" fo:country="US" fo:font-style="normal" fo:font-weight="bold" style:font-name-asian="Times New Roman3" style:font-family-asian="'Times New Roman'" style:font-family-generic-asian="system" style:font-pitch-asian="variable" style:font-size-asian="12pt" style:language-asian="en" style:country-asian="US" style:font-style-asian="normal" style:font-weight-asian="bold" style:font-name-complex="Times New Roman" style:font-family-complex="'Times New Roman'" style:font-size-complex="12pt" style:language-complex="ar" style:country-complex="SA" style:font-style-complex="normal" style:font-weight-complex="bold"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Strong"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1665in" fo:margin-left="0.266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665in" fo:margin-left="0.916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665in" fo:margin-left="1.5693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665in" fo:margin-left="2.2228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665in" fo:margin-left="2.8756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665in" fo:margin-left="3.528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665in" fo:margin-left="4.1819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665in" fo:margin-left="4.8346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665in" fo:margin-left="5.488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1665in" fo:margin-left="0.266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1665in" fo:margin-left="0.916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665in" fo:margin-left="1.5693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665in" fo:margin-left="2.2228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665in" fo:margin-left="2.8756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665in" fo:margin-left="3.528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665in" fo:margin-left="4.1819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665in" fo:margin-left="4.8346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665in" fo:margin-left="5.488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201in" fo:margin-bottom="0.1945in" fo:margin-left="0.689in" fo:margin-right="0.786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861in" fo:margin-bottom="0.1945in" fo:margin-left="0.689in" fo:margin-right="0.786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6118in" fo:margin-bottom="0.1945in" fo:margin-left="0.689in" fo:margin-right="0.7866in" style:writing-mode="lr-tb" style:layout-grid-color="#c0c0c0" style:layout-grid-lines="270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ed1"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8T06:03:13</meta:creation-date>
    <dc:date>2025-10-29T20:19:30.245663399</dc:date>
    <meta:editing-duration>PT10H19M12S</meta:editing-duration>
    <meta:generator>LibreOffice/7.3.7.2$Linux_X86_64 LibreOffice_project/30$Build-2</meta:generator>
    <meta:editing-cycles>21</meta:editing-cycles>
    <meta:document-statistic meta:table-count="0" meta:image-count="0" meta:object-count="0" meta:page-count="3" meta:paragraph-count="60" meta:word-count="609" meta:character-count="4539" meta:non-whitespace-character-count="3969"/>
    <meta:user-defined meta:name="AppVersion">12.0000</meta:user-defined>
    <meta:user-defined meta:name="Created" meta:value-type="date">2025-10-28T00:00:00</meta:user-defined>
    <meta:user-defined meta:name="LastSaved" meta:value-type="date">2025-10-28T00:00:00</meta:user-defined>
    <meta:user-defined meta:name="Producer">iLovePDF</meta:user-defined>
    <meta:template xlink:type="simple" xlink:actuate="onRequest" xlink:title="Normal" xlink:href=""/>
  </office:meta>
</office:document-meta>
</file>